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'Helvetica Neue', Helvetica, Arial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Noto Sans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d2d2d" style:font-name="Noto Sans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93bee" style:font-size-asian="13pt" style:font-size-complex="13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24f7e" style:font-size-asian="13pt" style:font-size-complex="13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paragraph-rsid="00124f7e" style:font-size-asian="13pt" style:font-size-complex="13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24f7e" officeooo:paragraph-rsid="00124f7e" style:font-size-asian="13pt" style:font-size-complex="13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24f7e" officeooo:paragraph-rsid="001644a3" style:font-size-asian="13pt" style:font-size-complex="13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3587b" officeooo:paragraph-rsid="00146c28" style:font-size-asian="13pt" style:font-size-complex="13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3587b" officeooo:paragraph-rsid="0013587b" style:font-size-asian="13pt" style:font-size-complex="13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3587b" officeooo:paragraph-rsid="001c4088" style:font-size-asian="13pt" style:font-size-complex="13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normal" officeooo:rsid="001644a3" officeooo:paragraph-rsid="001644a3" style:font-size-asian="13pt" style:font-size-complex="13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bold" officeooo:rsid="00124f7e" officeooo:paragraph-rsid="00124f7e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2d2d" style:font-name="DejaVu Serif" fo:font-size="13pt" fo:letter-spacing="normal" fo:font-style="normal" fo:font-weight="bold" officeooo:rsid="00193bee" officeooo:paragraph-rsid="00193bee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normal" officeooo:paragraph-rsid="00124f7e" style:font-size-asian="13pt" style:font-size-complex="13pt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9a221" style:font-size-asian="13pt" style:font-size-complex="13pt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bold" officeooo:rsid="00124f7e" officeooo:paragraph-rsid="00124f7e" style:font-size-asian="13pt" style:font-weight-asian="bold" style:font-size-complex="13pt" style:font-weight-complex="bold"/>
    </style:style>
    <style:style style:name="P18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bold" officeooo:paragraph-rsid="00124f7e" style:font-size-asian="13pt" style:font-weight-asian="bold" style:font-size-complex="13pt" style:font-weight-complex="bold"/>
    </style:style>
    <style:style style:name="P19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d2d2d" style:font-name="DejaVu Serif" fo:font-size="13pt" fo:letter-spacing="normal" fo:font-style="normal" fo:font-weight="bold" officeooo:rsid="00124f7e" officeooo:paragraph-rsid="00124f7e" style:font-size-asian="13pt" style:font-weight-asian="bold" style:font-size-complex="13pt" style:font-weight-complex="bold"/>
    </style:style>
    <style:style style:name="P20" style:family="paragraph" style:parent-style-name="Standard" style:list-style-name="L2">
      <style:paragraph-properties fo:orphans="2" fo:widows="2"/>
      <style:text-properties fo:font-variant="normal" fo:text-transform="none" fo:color="#2d2d2d" style:font-name="DejaVu Serif" fo:font-size="13pt" fo:letter-spacing="normal" fo:font-style="normal" fo:font-weight="normal" officeooo:rsid="00193bee" officeooo:paragraph-rsid="0019a221" style:font-size-asian="13pt" style:font-size-complex="13pt"/>
    </style:style>
    <style:style style:name="P21" style:family="paragraph" style:parent-style-name="Standard" style:list-style-name="L2">
      <style:paragraph-properties fo:orphans="2" fo:widows="2"/>
      <style:text-properties fo:font-variant="normal" fo:text-transform="none" fo:color="#2d2d2d" style:font-name="DejaVu Serif" fo:font-size="13pt" fo:letter-spacing="normal" fo:font-style="normal" fo:font-weight="normal" officeooo:rsid="0019a221" officeooo:paragraph-rsid="0019a221" style:font-size-asian="13pt" style:font-size-complex="13pt"/>
    </style:style>
    <style:style style:name="T1" style:family="text">
      <style:text-properties officeooo:rsid="00124f7e"/>
    </style:style>
    <style:style style:name="T2" style:family="text">
      <style:text-properties officeooo:rsid="00142a8d"/>
    </style:style>
    <style:style style:name="T3" style:family="text">
      <style:text-properties officeooo:rsid="001644a3"/>
    </style:style>
    <style:style style:name="T4" style:family="text">
      <style:text-properties officeooo:rsid="00177821"/>
    </style:style>
    <style:style style:name="T5" style:family="text">
      <style:text-properties officeooo:rsid="00193bee"/>
    </style:style>
    <style:style style:name="T6" style:family="text">
      <style:text-properties officeooo:rsid="0019a221"/>
    </style:style>
    <style:style style:name="T7" style:family="text">
      <style:text-properties officeooo:rsid="001ac77d"/>
    </style:style>
    <style:style style:name="T8" style:family="text">
      <style:text-properties officeooo:rsid="001ad09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c4088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O</text:span>ffre d’<text:span text:style-name="T1">emploi</text:span> </text:p>
      <text:p text:style-name="P1"/>
      <text:p text:style-name="P14">Développeur Web Frontend (H/F)</text:p>
      <text:p text:style-name="P5"/>
      <text:p text:style-name="P3"><text:span text:style-name="T9">Contrat</text:span>:CDI 35h</text:p>
      <text:p text:style-name="P3"><text:span text:style-name="T9">Salaire</text:span>: Selon le profil </text:p>
      <text:p text:style-name="P3"/>
      <text:p text:style-name="P6">Notre client recherche un développeur passionné, proactif, à l’écoute de l’équipe et prêt à s’engager dans une aventure <text:span text:style-name="T2">à</text:span> long terme. </text:p>
      <text:p text:style-name="P6"><text:span text:style-name="T9">Compétences </text:span><text:s/>:</text:p>
      <text:p text:style-name="P15"/>
      <text:list xml:id="list3626514866" text:style-name="L1">
        <text:list-item>
          <text:p text:style-name="P18">Vue Js </text:p>
        </text:list-item>
        <text:list-item>
          <text:p text:style-name="P18">HTML 5 </text:p>
        </text:list-item>
        <text:list-item>
          <text:p text:style-name="P18">CSS 3 </text:p>
        </text:list-item>
        <text:list-item>
          <text:p text:style-name="P18">Bootstrap <text:span text:style-name="T1">4</text:span></text:p>
        </text:list-item>
        <text:list-item>
          <text:p text:style-name="P18">Git <text:span text:style-name="T1">&amp; github</text:span></text:p>
        </text:list-item>
        <text:list-item>
          <text:p text:style-name="P18"><text:span text:style-name="T8">JavaScript</text:span> <text:span text:style-name="T2">(frame-work)</text:span></text:p>
        </text:list-item>
        <text:list-item>
          <text:p text:style-name="P19"><text:span text:style-name="T8">Font-end</text:span> dev </text:p>
        </text:list-item>
      </text:list>
      <text:p text:style-name="P17"/>
      <text:p text:style-name="P4"><text:s/><text:span text:style-name="T9">Qualités indispensables :</text:span></text:p>
      <text:p text:style-name="P16"/>
      <text:list xml:id="list2792924549" text:style-name="L2">
        <text:list-item>
          <text:p text:style-name="P20">Vous être curieux et vous <text:s/>m<text:span text:style-name="T6">aintenez vos connaissances à jour en faisant la veille numérique une priorité.</text:span></text:p>
        </text:list-item>
        <text:list-item>
          <text:p text:style-name="P21">Vous être passionné , vous avez <text:s/>une bonne culture digital .</text:p>
        </text:list-item>
        <text:list-item>
          <text:p text:style-name="P21">Vous être rigoureux le travail soigner c’est votre <text:span text:style-name="T7">devise .</text:span></text:p>
        </text:list-item>
        <text:list-item>
          <text:p text:style-name="P21"><text:span text:style-name="T7">V</text:span>ous aimez travailler en équipe, car cela vous aide à vous améliorer et à atteindre l'excellent.</text:p>
        </text:list-item>
        <text:list-item>
          <text:p text:style-name="P21"><text:span text:style-name="T8">V</text:span>ous n'avez pas peur de l'échec et êtes prêt à écouter pour vous améliorer<text:span text:style-name="T5"> </text:span></text:p>
        </text:list-item>
      </text:list>
      <text:p text:style-name="P13"/>
      <text:p text:style-name="P13">Vous serez amené à :</text:p>
      <text:p text:style-name="P9">Personnalisez la création de site Web avec wordpress et shopify,</text:p>
      <text:p text:style-name="P9">Vous travaillerez à la refonte des sites Internet,</text:p>
      <text:p text:style-name="P10">Créez des applications à partir de zéro avec nodejs et vuejs</text:p>
      <text:p text:style-name="P10">Vous développerez des applications Front pour Mobiles.</text:p>
      <text:p text:style-name="P11">Vous feriez partie à part entière de l'équipe de développement, en suivant les méthodes AGILE (scrum). tout en suivant les bonnes pratiques de développement .</text:p>
      <text:p text:style-name="P11"><text:span text:style-name="T10">Toujours <text:s/>à l’écoute d</text:span>es conseils du développeur principal.</text:p>
      <text:p text:style-name="P12">Des notions de référencement seraient appréciées.</text:p>
      <text:p text:style-name="P10">Apportez votre vision et vos idées pour améliorer notre section de développement <text:span text:style-name="T4">et </text:span><text:s/><text:span text:style-name="T4">p</text:span>articipez à la vie de l'équipe.</text:p>
      <text:p text:style-name="P7"/>
      <text:p text:style-name="P8"><text:span text:style-name="T4">S</text:span>i vous êtes prêt à révéler le défi, </text:p>
      <text:p text:style-name="P8"><text:span text:style-name="T3">A</text:span>ppelez-nous au <text:span text:style-name="T3">0262407268,</text:span></text:p>
      <text:p text:style-name="P12">Email:notreBoite@mai.com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" svg:font-family="'Noto Sans', 'Helvetica Neue', Helvetica, Arial, sans-serif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6:17:14.243707855</meta:creation-date>
    <dc:date>2020-11-19T13:58:42.178913493</dc:date>
    <meta:editing-duration>PT7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1" meta:word-count="244" meta:character-count="1465" meta:non-whitespace-character-count="1249"/>
  </office:meta>
</office:document-meta>
</file>